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aveling _Typewriter" fo:font-size="15pt" fo:language="fr" fo:country="FR" officeooo:rsid="00157e1f" officeooo:paragraph-rsid="00157e1f" style:font-size-asian="15pt" style:language-asian="zxx" style:country-asian="none" style:font-size-complex="15pt" style:language-complex="zxx" style:country-complex="none"/>
    </style:style>
    <style:style style:name="P2" style:family="paragraph" style:parent-style-name="Standard">
      <style:paragraph-properties fo:text-align="justify" style:justify-single-word="false"/>
      <style:text-properties style:font-name="Traveling _Typewriter" fo:font-size="15pt" fo:language="fr" fo:country="FR" officeooo:rsid="00161b45" officeooo:paragraph-rsid="00161b45" style:font-size-asian="15pt" style:language-asian="zxx" style:country-asian="none" style:font-size-complex="15pt" style:language-complex="zxx" style:country-complex="none"/>
    </style:style>
    <style:style style:name="T1" style:family="text">
      <style:text-properties officeooo:rsid="00161b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 :</text:p>
      <text:p text:style-name="P1"/>
      <text:p text:style-name="P1">Age :</text:p>
      <text:p text:style-name="P1"/>
      <text:p text:style-name="P1">Sexe :</text:p>
      <text:p text:style-name="P1"/>
      <text:p text:style-name="P1">Origine :</text:p>
      <text:p text:style-name="P1"/>
      <text:p text:style-name="P1">Métier :</text:p>
      <text:p text:style-name="P1"/>
      <text:p text:style-name="P1"><text:span text:style-name="T1">Caractéristique</text:span> physique :</text:p>
      <text:p text:style-name="P1"/>
      <text:p text:style-name="P1">Tempérament :</text:p>
      <text:p text:style-name="P1"/>
      <text:p text:style-name="P1">Biographie :</text:p>
      <text:p text:style-name="P1"/>
      <text:p text:style-name="P2">Liens familiaux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 SemiBold" svg:font-family="'Bahnschrift SemiBold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26S</meta:editing-duration>
    <meta:editing-cycles>5</meta:editing-cycles>
    <meta:generator>LibreOffice/5.4.6.2$Windows_X86_64 LibreOffice_project/4014ce260a04f1026ba855d3b8d91541c224eab8</meta:generator>
    <dc:date>2019-02-26T21:13:16.820000000</dc:date>
    <meta:document-statistic meta:table-count="0" meta:image-count="0" meta:object-count="0" meta:page-count="1" meta:paragraph-count="9" meta:word-count="20" meta:character-count="101" meta:non-whitespace-character-count="90"/>
    <meta:user-defined meta:name="Info 1"/>
    <meta:user-defined meta:name="Info 2"/>
    <meta:user-defined meta:name="Info 3"/>
    <meta:user-defined meta:name="Info 4"/>
  </office:meta>
</office:document-meta>
</file>